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style>
    <style:style style:name="P4" style:family="paragraph" style:parent-style-name="Standard" style:list-style-name="L1"/>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variant="normal" fo:text-transform="none" fo:color="#000000" style:font-name="Times New Roman1" fo:font-size="12pt" fo:letter-spacing="normal" fo:font-style="normal" fo:font-weight="bold"/>
    </style:style>
    <style:style style:name="T2"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TGen ASOF Demonstration</text:p>
      <text:p text:style-name="Subtitle">Developed by DMSTEX (<text:a xlink:type="simple" xlink:href="http://dmstex.com/">http://dmstex.com</text:a>)</text:p>
      <text:p text:style-name="P6"/>
      <text:p text:style-name="P6"/>
      <text:p text:style-name="P6"/>
      <text:p text:style-name="P6"><text:span text:style-name="T1">Oracle and Java are registered trademarks of Oracle Corporation and/or its affiliates.</text:span> </text:p>
      <text:p text:style-name="P6"/>
      <text:p text:style-name="P3"/>
      <text:p text:style-name="P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Introduction:<text:tab/>1</text:p>
          <text:p text:style-name="P7">Exercise #1: Entity Based History and Audit<text:tab/>1</text:p>
          <text:p text:style-name="P7">Exercise #2: EFF vs. LOG Table Types<text:tab/>5</text:p>
          <text:p text:style-name="P7">Exercise #3: Point-in-Time ASOF Views<text:tab/>10</text:p>
          <text:p text:style-name="P7">Exercise #4: Audited POP Functions<text:tab/>10</text:p>
          <text:p text:style-name="P7">Exercise #5: Comprehensive OMNI Views<text:tab/>10</text:p>
          <text:p text:style-name="P7">Exercise #6: Transportable ASOF Data<text:tab/>11</text:p>
        </text:index-body>
      </text:table-of-content>
      <text:p text:style-name="Standard"/>
      <text:h text:style-name="Heading_20_1" text:outline-level="1">Introduction:</text:h>
      <text:p text:style-name="Standard">The exercises in this demonstration are focused on the history and audit functionality of DTGen functionality. <text:s/>All functionality in these exercises is available through both command line and graphical user interface (GUI) mode. <text:s/>For simplicity in understanding the under-lying workings of DTGen, these exercises are conducted entirely in command-line mode.</text:p>
      <text:p text:style-name="Standard"/>
      <text:p text:style-name="Standard">The "basic" demonstration should be reviwed before running these exercises. <text:s/>Serveral concepts introduced in those exercises not explained here. <text:s/>Exercise #1 in this demonstration is similar to Exercise #1 in the basic demonstration.</text:p>
      <text:p text:style-name="Standard"/>
      <text:p text:style-name="Standard">The exercises in this directory are numbered and must be executed in sequential order. <text:s/>The demonstration users must be created with the "create_demo_users.sql" script in the parent directory before the first exercise is run. <text:s/>The demonstration users must be dropped with the "drop_demo_users.sql" script before the "create_demo_users.sql" script can be re-run. <text:s/>These exercises also assume that the default username/password (dtgen/dtgen) is still in use for the generator. <text:s/>Names and passwords are set in the "vars.sql" script and can be modified, if necessary. <text:s/>Also, the DTGen database objects must be installed in the database and the DTGen must be ready to generate code.</text:p>
      <text:p text:style-name="Standard"/>
      <text:h text:style-name="Heading_20_1" text:outline-level="1">Exercise #1: Entity Based History and Audit</text:h>
      <text:h text:style-name="Heading_20_3" text:outline-level="3">Command Line:</text:h>
      <text:p text:style-name="Literal">sqlplus /nolog @e1</text:p>
      <text:p text:style-name="Standard"/>
      <text:p text:style-name="P2"><text:soft-page-break/>Exercise #1 modifies the database. <text:s/>The "drop_demo_users.sql" and "create_demo_users.sql" scripts must be used to reset the database before re-running this exercise.</text:p>
      <text:p text:style-name="P2"/>
      <text:p text:style-name="Standard">Based on the demobld.sql script, this exercise implements the EMP and DEPT tables using DTGen. <text:s/>The script for this exercise performs the following functions:</text:p>
      <text:p text:style-name="Standard"/>
      <text:list xml:id="list27298394" text:style-name="L1">
        <text:list-item>
          <text:p text:style-name="P4">Removes any old DEMO2 Items from DTGEN</text:p>
        </text:list-item>
        <text:list-item>
          <text:p text:style-name="P4">Creates new DEMO2 Items in DTGEN</text:p>
        </text:list-item>
        <text:list-item>
          <text:p text:style-name="P4">Generates the DEMO2 Application in DTGEN</text:p>
        </text:list-item>
        <text:list-item>
          <text:p text:style-name="P4">Creates the "install_db.sql" script</text:p>
        </text:list-item>
        <text:list-item>
          <text:p text:style-name="P4">Runs the "install_db.sql" script</text:p>
        </text:list-item>
        <text:list-item>
          <text:p text:style-name="P4">Loads and Reports Data</text:p>
        </text:list-item>
      </text:list>
      <text:p text:style-name="Standard"/>
      <text:p text:style-name="Standard">Steps 1-3 are captured in the "e1.LST" file. <text:s/>Following is a example of e1.LST.</text:p>
      <text:p text:style-name="Standard"/>
      <text:p text:style-name="Literal">Login to dtgen</text:p>
      <text:p text:style-name="Literal">Connected.</text:p>
      <text:p text:style-name="Literal">Remove old DEMO2 Schema from DTGEN</text:p>
      <text:p text:style-name="Literal">create a DEMO2 Schema in DTGEN</text:p>
      <text:p text:style-name="Literal">Generate Demo2 Application</text:p>
      <text:p text:style-name="Literal">Capture install_db.sql Script</text:p>
      <text:p text:style-name="Literal"/>
      <text:p text:style-name="Standard">Step 4 is captured in the "install_db.sql" file. <text:s/>This file is about 79 kbytes and has over 3,000 lines. <text:s/>Due to its size, it is not listed here. <text:s/>It contains all the code generated by DTGen for this application.</text:p>
      <text:p text:style-name="Standard"/>
      <text:p text:style-name="Standard">Steps 5 and 6 are captured in the "install.LST" file. <text:s/>Step 5 is the execution of the install_db.sql script.</text:p>
      <text:p text:style-name="Standard"/>
      <text:p text:style-name="Literal">Login to dtgen_db_demo</text:p>
      <text:p text:style-name="Literal">Connected.</text:p>
      <text:p text:style-name="Literal"/>
      <text:p text:style-name="Literal">FILE_NAME</text:p>
      <text:p text:style-name="Literal">-----------------</text:p>
      <text:p text:style-name="Literal"><text:s/>-) create_glob</text:p>
      <text:p text:style-name="Literal"/>
      <text:p text:style-name="Literal">FILE_NAME</text:p>
      <text:p text:style-name="Literal">----------------</text:p>
      <text:p text:style-name="Literal"><text:s/>-) create_ods</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integ</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oltp</text:p>
      <text:p text:style-name="Literal"/>
      <text:p text:style-name="Literal">TABLE_NAME</text:p>
      <text:p text:style-name="Literal">--------------</text:p>
      <text:p text:style-name="Literal">*** <text:s/>dept <text:s/>***</text:p>
      <text:p text:style-name="Literal"><text:soft-page-break/></text:p>
      <text:p text:style-name="Literal">TABLE_NAME</text:p>
      <text:p text:style-name="Literal">-------------</text:p>
      <text:p text:style-name="Literal">*** <text:s/>emp <text:s/>***</text:p>
      <text:p text:style-name="Literal"/>
      <text:p text:style-name="Literal">FILE_NAME</text:p>
      <text:p text:style-name="Literal">-----------------</text:p>
      <text:p text:style-name="Literal"><text:s/>-) create_mods</text:p>
      <text:p text:style-name="Standard"/>
      <text:p text:style-name="Standard">The above listing represents a successful installation of the application generated by DTGen. <text:s/>This application is small in that it only has 2 tables, 1 tier (the database tier), and no user schema.</text:p>
      <text:p text:style-name="Standard"/>
      <text:p text:style-name="Standard">The DEPT table is silently loaded with data. <text:s/>A query of column comments on the DEPT table from the data dictionary help identify what each column's data represents. <text:s/>Following the column comments is a report of all the data in the DEPT table (active view) for the selected columns.</text:p>
      <text:p text:style-name="Standard"/>
      <text:p text:style-name="Literal">COLUMN_NAME <text:s text:c="8"/>COMMENTS</text:p>
      <text:p text:style-name="Literal">------------------- ------------------------------------------------------------</text:p>
      <text:p text:style-name="Literal">DEPTNO <text:s text:c="13"/>Department Number</text:p>
      <text:p text:style-name="Literal">DNAME <text:s text:c="14"/>Name of the Department</text:p>
      <text:p text:style-name="Literal">LOC <text:s text:c="16"/>Location for the Department</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DEPTNO DNAME <text:s text:c="5"/>LOC <text:s text:c="7"/>AUD_BEG_USR AUD_BEG_DTM</text:p>
      <text:p text:style-name="Literal">------ ---------- ---------- ----------- ------------</text:p>
      <text:p text:style-name="Literal"><text:s text:c="4"/>10 ACCOUNTING NEW YORK <text:s text:c="2"/>Dataload <text:s text:c="3"/>01-NOV-80 12</text:p>
      <text:p text:style-name="Literal"><text:s text:c="4"/>20 RESEARCH <text:s text:c="2"/>DALLAS <text:s text:c="4"/>Dataload <text:s text:c="3"/>01-NOV-80 12</text:p>
      <text:p text:style-name="Literal"><text:s text:c="4"/>30 SALES <text:s text:c="5"/>CHICAGO <text:s text:c="3"/>THOMPSON <text:s text:c="3"/>17-AUG-81 12</text:p>
      <text:p text:style-name="Literal"><text:s text:c="4"/>40 OPERATIONS BOSTON <text:s text:c="4"/>JAMES <text:s text:c="6"/>12-FEB-82 12</text:p>
      <text:p text:style-name="Standard"/>
      <text:p text:style-name="Standard">The EMP table is also silently loaded with data. <text:s/>The same queries of column comments and data on the EMP table (active view) are shown.</text:p>
      <text:p text:style-name="Standard"/>
      <text:p text:style-name="Literal">COLUMN_NAME <text:s text:c="8"/>COMMENTS</text:p>
      <text:p text:style-name="Literal">------------------- ------------------------------------------------------------</text:p>
      <text:p text:style-name="Literal">EMPNO <text:s text:c="14"/>Employee Number</text:p>
      <text:p text:style-name="Literal">ENAME <text:s text:c="14"/>Employee Name</text:p>
      <text:p text:style-name="Literal">JOB <text:s text:c="16"/>Job Title</text:p>
      <text:p text:style-name="Literal">MGR_EMP_NK1 <text:s text:c="8"/>EMP Natural Key Value 1: Employee Number</text:p>
      <text:p text:style-name="Literal">HIREDATE <text:s text:c="11"/>Date the Employee was hired</text:p>
      <text:p text:style-name="Literal">SAL <text:s text:c="16"/>Employee's Salary</text:p>
      <text:p text:style-name="Literal">DEPT_NK1 <text:s text:c="11"/>DEPT Natural Key Value 1: Department Number</text:p>
      <text:p text:style-name="Literal">EFF_BEG_DTM <text:s text:c="8"/>Date/Time this record became effective</text:p>
      <text:p text:style-name="Literal">AUD_BEG_USR <text:s text:c="8"/>User that created this record</text:p>
      <text:p text:style-name="Literal"/>
      <text:p text:style-name="Literal"/>
      <text:p text:style-name="Literal">EMPNO ENAME <text:s/>JOB <text:s text:c="7"/>MGR_ HIREDATE <text:s text:c="3"/>SAL <text:s/>DEPT_ AUD_BEG_USR AUD_BEG_DTM</text:p>
      <text:p text:style-name="Literal">----- ------ --------- ----- --------- ----- ------ ----------- ------------</text:p>
      <text:p text:style-name="Literal"><text:s/>7369 SMITH <text:s/>CLERK <text:s text:c="5"/>7902 17-DEC-80 <text:s text:c="2"/>800 <text:s text:c="4"/>20 SMITH <text:s text:c="6"/>27-FEB-83 12</text:p>
      <text:p text:style-name="Literal"><text:s/>7499 ALLEN <text:s/>SALESMAN <text:s text:c="2"/>7698 20-FEB-81 <text:s/>1600 <text:s text:c="4"/>30 THOMPSON <text:s text:c="3"/>15-MAY-81 12</text:p>
      <text:p text:style-name="Literal"><text:s/>7521 WARD <text:s text:c="2"/>SALESMAN <text:s text:c="2"/>7698 22-FEB-81 <text:s/>1250 <text:s text:c="4"/>30 THOMPSON <text:s text:c="3"/>16-MAY-81 12</text:p>
      <text:p text:style-name="Literal"><text:s/>7566 JONES <text:s/>MANAGER <text:s text:c="3"/>7839 02-APR-81 <text:s/>2975 <text:s text:c="4"/>20 SMITH <text:s text:c="6"/>01-DEC-81 12</text:p>
      <text:p text:style-name="Literal"><text:s/>7654 MARTIN SALESMAN <text:s text:c="2"/>7698 28-SEP-81 <text:s/>1250 <text:s text:c="4"/>30 SMITH <text:s text:c="6"/>28-SEP-81 12</text:p>
      <text:p text:style-name="Literal"><text:s/>7698 BLAKE <text:s/>MANAGER <text:s text:c="3"/>7839 01-MAY-81 <text:s/>2850 <text:s text:c="4"/>30 SMITH <text:s text:c="6"/>27-NOV-81 12</text:p>
      <text:p text:style-name="Literal"><text:s/>7782 CLARK <text:s/>MANAGER <text:s text:c="3"/>7839 09-JUN-81 <text:s/>2450 <text:s text:c="4"/>10 SMITH <text:s text:c="6"/>26-NOV-81 12</text:p>
      <text:p text:style-name="Literal"><text:s/>7788 SCOTT <text:s/>ANALYST <text:s text:c="3"/>7566 09-DEC-82 <text:s/>3000 <text:s text:c="4"/>20 JAMES <text:s text:c="6"/>07-DEC-82 12</text:p>
      <text:p text:style-name="Literal"><text:s/>7839 KING <text:s text:c="2"/>PRESIDENT <text:s text:c="6"/>17-NOV-81 <text:s/>5000 <text:s text:c="4"/>10 SMITH <text:s text:c="6"/>19-NOV-81 12</text:p>
      <text:p text:style-name="Literal"><text:s/>7844 TURNER SALESMAN <text:s text:c="2"/>7698 08-SEP-81 <text:s/>1500 <text:s text:c="4"/>30 SMITH <text:s text:c="6"/>09-SEP-81 12</text:p>
      <text:p text:style-name="Literal"><text:s/>7876 ADAMS <text:s/>CLERK <text:s text:c="5"/>7788 12-JAN-83 <text:s/>1100 <text:s text:c="4"/>20 SMITH <text:s text:c="6"/>12-JAN-83 12</text:p>
      <text:p text:style-name="Literal"><text:s/>7900 JAMES <text:s/>CLERK <text:s text:c="5"/>7698 03-DEC-81 <text:s text:c="2"/>950 <text:s text:c="4"/>30 SMITH <text:s text:c="6"/>04-DEC-81 12</text:p>
      <text:p text:style-name="Literal"><text:s/>7902 FORD <text:s text:c="2"/>ANALYST <text:s text:c="3"/>7566 03-DEC-81 <text:s/>3000 <text:s text:c="4"/>20 SMITH <text:s text:c="6"/>05-DEC-81 12</text:p>
      <text:p text:style-name="Literal"><text:s/>7934 MILLER CLERK <text:s text:c="5"/>7782 23-JAN-82 <text:s/>1300 <text:s text:c="4"/>10 JAMES <text:s text:c="6"/>23-JAN-82 12</text:p>
      <text:p text:style-name="Standard"/>
      <text:p text:style-name="Standard">In addition to the DEPT and EMP tables, this exercise also loaded a DEPT audit table called DEPT_AUD and an EMP history table called EMP_HIST.</text:p>
      <text:p text:style-name="Standard"/>
      <text:p text:style-name="Literal"><text:soft-page-break/>COLUMN_NAME <text:s text:c="8"/>COMMENTS</text:p>
      <text:p text:style-name="Literal">------------------- ------------------------------------------------------------</text:p>
      <text:p text:style-name="Literal">DEPT_ID <text:s text:c="12"/>Surrogate Primary Key from the ACTIVE table</text:p>
      <text:p text:style-name="Literal">DEPTNO <text:s text:c="13"/>Department Number</text:p>
      <text:p text:style-name="Literal">DNAME <text:s text:c="14"/>Name of the Department</text:p>
      <text:p text:style-name="Literal">LOC <text:s text:c="16"/>Location for the Department</text:p>
      <text:p text:style-name="Literal">AUD_BEG_USR <text:s text:c="8"/>User that created this record</text:p>
      <text:p text:style-name="Literal">AUD_BEG_DTM <text:s text:c="8"/>Date/Time this record was created (must be in nanoseconds)</text:p>
      <text:p text:style-name="Literal">AUD_END_USR <text:s text:c="8"/>User that modified/deleted this record</text:p>
      <text:p text:style-name="Literal">AUD_END_DTM <text:s text:c="8"/>Date/Time this record was modified/deleted (must be in</text:p>
      <text:p text:style-name="Literal"><text:s text:c="20"/>nanoseconds)</text:p>
      <text:p text:style-name="Literal"/>
      <text:p text:style-name="Literal"/>
      <text:p text:style-name="Literal">DEPT_ID DEPTNO DNAME <text:s text:c="5"/>LOC <text:s text:c="5"/>AUD_BEG_ AUD_BEG_D AUD_END_ AUD_END_D</text:p>
      <text:p text:style-name="Literal">------- ------ ---------- -------- -------- --------- -------- ---------</text:p>
      <text:p text:style-name="Literal"><text:s text:c="6"/>3 <text:s text:c="4"/>20 SALES <text:s text:c="5"/>ST LOUIS Dataload 01-NOV-80 THOMPSON 17-AUG-82</text:p>
      <text:p text:style-name="Literal"><text:s text:c="6"/>4 <text:s text:c="4"/>40 OPERATIONS BUFFALO <text:s/>Dataload 01-NOV-80 JAMES <text:s text:c="3"/>12-FEB-82</text:p>
      <text:p text:style-name="Standard"/>
      <text:p text:style-name="Standard">In the DEPT_AUD listing above, the column comments for the columns starting with "AUD_" indicate the user and date/time of modifications are being tracked, even after a record has been updated or deleted. <text:s/>The data records show that the SALES deparment was originally in St. Louis and the OERATIONS department was originally in Buffalo.</text:p>
      <text:p text:style-name="Standard"/>
      <text:p text:style-name="Literal">COLUMN_NAME <text:s text:c="8"/>COMMENTS</text:p>
      <text:p text:style-name="Literal">------------------- ------------------------------------------------------------</text:p>
      <text:p text:style-name="Literal">EMP_ID <text:s text:c="13"/>Surrogate Primary Key from the ACTIVE table</text:p>
      <text:p text:style-name="Literal">EMPNO <text:s text:c="14"/>Employee Number</text:p>
      <text:p text:style-name="Literal">ENAME <text:s text:c="14"/>Employee Name</text:p>
      <text:p text:style-name="Literal">JOB <text:s text:c="16"/>Job Title</text:p>
      <text:p text:style-name="Literal">MGR_EMP_ID <text:s text:c="9"/>Surrogate Key of Employee's Manager</text:p>
      <text:p text:style-name="Literal">AUD_BEG_USR <text:s text:c="8"/>User that created this record</text:p>
      <text:p text:style-name="Literal">AUD_BEG_DTM <text:s text:c="8"/>Date/Time this record was created (must be in nanoseconds)</text:p>
      <text:p text:style-name="Literal">AUD_END_USR <text:s text:c="8"/>User that modified/deleted this record</text:p>
      <text:p text:style-name="Literal">AUD_END_DTM <text:s text:c="8"/>Date/Time this record was modified/deleted (must be in</text:p>
      <text:p text:style-name="Literal"><text:s text:c="20"/>nanoseconds)</text:p>
      <text:p text:style-name="Literal"/>
      <text:p text:style-name="Literal"/>
      <text:p text:style-name="Literal">EMP_ID EMPNO ENAME <text:s text:c="3"/>JOB <text:s text:c="7"/>MGR_ AUD_BEG_ AUD_BEG_D AUD_END_ AUD_END_D</text:p>
      <text:p text:style-name="Literal">------ ----- -------- --------- ----- -------- --------- -------- ---------</text:p>
      <text:p text:style-name="Literal"><text:s text:c="5"/>1 <text:s/>7301 ELLISON <text:s/>PRESIDENT <text:s text:c="6"/>DAVIS <text:s text:c="3"/>31-OCT-80 THOMPSON 28-JUN-81</text:p>
      <text:p text:style-name="Literal"><text:s text:c="5"/>2 <text:s/>7344 DAVIS <text:s text:c="3"/>CLERK <text:s text:c="8"/>1 DAVIS <text:s text:c="3"/>15-NOV-80 THOMPSON 21-JUN-81</text:p>
      <text:p text:style-name="Literal"><text:s text:c="5"/>2 <text:s/>7344 DAVIS <text:s text:c="3"/>CLERK <text:s text:c="7"/>11 THOMPSON 22-JUN-81 THOMPSON 20-AUG-81</text:p>
      <text:p text:style-name="Literal"><text:s text:c="5"/>2 <text:s/>7344 DAVIS <text:s text:c="3"/>CLERK <text:s text:c="7"/>12 SMITH <text:s text:c="3"/>21-AUG-81 SMITH <text:s text:c="3"/>30-NOV-81</text:p>
      <text:p text:style-name="Literal"><text:s text:c="5"/>2 <text:s/>7344 DAVIS <text:s text:c="3"/>CLERK <text:s text:c="7"/>15 SMITH <text:s text:c="3"/>28-NOV-81 SMITH <text:s text:c="3"/>10-DEC-81</text:p>
      <text:p text:style-name="Literal"><text:s text:c="5"/>3 <text:s/>7369 THOMPSON CLERK <text:s text:c="8"/>1 DAVIS <text:s text:c="3"/>18-DEC-80 SMITH <text:s text:c="3"/>25-FEB-83</text:p>
      <text:p text:style-name="Literal"><text:s text:c="5"/>3 <text:s/>7369 SMITH <text:s text:c="3"/>CLERK <text:s text:c="7"/>15 SMITH <text:s text:c="3"/>29-NOV-81 SMITH <text:s text:c="3"/>28-FEB-83</text:p>
      <text:p text:style-name="Literal"><text:s text:c="5"/>3 <text:s/>7369 THOMPSON CLERK <text:s text:c="7"/>11 THOMPSON 22-JUN-81 SMITH <text:s text:c="3"/>22-AUG-81</text:p>
      <text:p text:style-name="Literal"><text:s text:c="5"/>3 <text:s/>7369 SMITH <text:s text:c="3"/>CLERK <text:s text:c="7"/>12 SMITH <text:s text:c="3"/>23-AUG-81 SMITH <text:s text:c="3"/>30-NOV-81</text:p>
      <text:p text:style-name="Literal"><text:s text:c="5"/>4 <text:s/>7499 ALLEN <text:s text:c="3"/>SALESMAN <text:s text:c="5"/>1 THOMPSON 18-FEB-81 THOMPSON 12-MAY-81</text:p>
      <text:p text:style-name="Literal"><text:s text:c="5"/>5 <text:s/>7521 WARD <text:s text:c="4"/>SALESMAN <text:s text:c="5"/>1 THOMPSON 24-FEB-81 THOMPSON 16-MAY-81</text:p>
      <text:p text:style-name="Literal"><text:s text:c="5"/>6 <text:s/>7566 JONES <text:s text:c="3"/>MANAGER <text:s text:c="6"/>1 THOMPSON 31-MAR-81 THOMPSON 21-JUN-81</text:p>
      <text:p text:style-name="Literal"><text:s text:c="5"/>6 <text:s/>7566 JONES <text:s text:c="3"/>MANAGER <text:s text:c="5"/>11 THOMPSON 23-JUN-81 THOMPSON 19-AUG-81</text:p>
      <text:p text:style-name="Literal"><text:s text:c="5"/>6 <text:s/>7566 JONES <text:s text:c="3"/>MANAGER <text:s text:c="5"/>12 THOMPSON 20-AUG-81 SMITH <text:s text:c="3"/>29-NOV-81</text:p>
      <text:p text:style-name="Literal"><text:s text:c="5"/>7 <text:s/>7654 MARTIN <text:s text:c="2"/>SALESMAN <text:s text:c="5"/>1 THOMPSON 17-APR-81 THOMPSON 14-MAY-81</text:p>
      <text:p text:style-name="Literal"><text:s text:c="5"/>8 <text:s/>7698 BLAKE <text:s text:c="3"/>MANAGER <text:s text:c="6"/>1 THOMPSON 30-APR-81 THOMPSON 24-JUN-81</text:p>
      <text:p text:style-name="Literal"><text:s text:c="5"/>8 <text:s/>7698 BLAKE <text:s text:c="3"/>MANAGER <text:s text:c="5"/>11 THOMPSON 21-JUN-81 SMITH <text:s text:c="3"/>23-AUG-81</text:p>
      <text:p text:style-name="Literal"><text:s text:c="5"/>8 <text:s/>7698 BLAKE <text:s text:c="3"/>MANAGER <text:s text:c="5"/>12 SMITH <text:s text:c="3"/>22-AUG-81 SMITH <text:s text:c="3"/>29-NOV-81</text:p>
      <text:p text:style-name="Literal"><text:s text:c="5"/>9 <text:s/>7782 CLARK <text:s text:c="3"/>MANAGER <text:s text:c="6"/>1 THOMPSON 09-JUN-81 THOMPSON 24-JUN-81</text:p>
      <text:p text:style-name="Literal"><text:s text:c="5"/>9 <text:s/>7782 CLARK <text:s text:c="3"/>MANAGER <text:s text:c="5"/>11 THOMPSON 22-JUN-81 SMITH <text:s text:c="3"/>22-AUG-81</text:p>
      <text:p text:style-name="Literal"><text:s text:c="5"/>9 <text:s/>7782 CLARK <text:s text:c="3"/>MANAGER <text:s text:c="5"/>12 SMITH <text:s text:c="3"/>21-AUG-81 SMITH <text:s text:c="3"/>27-NOV-81</text:p>
      <text:p text:style-name="Literal"><text:s text:c="4"/>10 <text:s/>7788 SCOTT <text:s text:c="3"/>ANALYST <text:s text:c="6"/>6 THOMPSON 09-JUN-81 JAMES <text:s text:c="3"/>09-MAR-82</text:p>
      <text:p text:style-name="Literal"><text:s text:c="4"/>11 <text:s/>7839 KING <text:s text:c="4"/>PRESIDENT <text:s text:c="6"/>THOMPSON 18-JUN-81 SMITH <text:s text:c="3"/>30-AUG-81</text:p>
      <text:p text:style-name="Literal"><text:s text:c="4"/>12 <text:s/>7840 LANE <text:s text:c="4"/>PRESIDENT <text:s text:c="6"/>THOMPSON 12-AUG-81 SMITH <text:s text:c="3"/>28-NOV-81</text:p>
      <text:p text:style-name="Literal"><text:s text:c="4"/>16 <text:s/>7876 ADAMS <text:s text:c="3"/>CLERK <text:s text:c="8"/>6 SMITH <text:s text:c="3"/>22-NOV-81 JAMES <text:s text:c="3"/>14-JUN-82</text:p>
      <text:p text:style-name="Standard"/>
      <text:p text:style-name="Standard">In the EMP_HIST listing above, the column comments and data for selected columns are queried. <text:s/>The column comments for the columns show that both "_AUD" and "_HIST" tables include the audit columns that start with "AUD_". <text:s/>The data records show that many changes have occured to the data in the EMP table.</text:p>
      <text:p text:style-name="Standard"/>
      <text:h text:style-name="Heading_20_1" text:outline-level="1"><text:soft-page-break/>Exercise #2: EFF vs. LOG Table Types</text:h>
      <text:h text:style-name="Heading_20_3" text:outline-level="3">Command Line:</text:h>
      <text:p text:style-name="Literal">sqlplus /nolog @e2</text:p>
      <text:p text:style-name="Standard"/>
      <text:p text:style-name="P2">Exercise #2 does not modify the database. <text:s/>This exercise can be repeated without problem.</text:p>
      <text:p text:style-name="P2"/>
      <text:p text:style-name="Standard">Exercise #1 included a brief introduction to the DEPT_AUD and EMP_HIST tables. <text:s/>Below are the DTGen settings that generated those tables.</text:p>
      <text:p text:style-name="Standard"/>
      <text:p text:style-name="Literal">Login to dtgen</text:p>
      <text:p text:style-name="Literal">Connected.</text:p>
      <text:p text:style-name="Literal"/>
      <text:p text:style-name="Literal">VALUE DESCRIPTION</text:p>
      <text:p text:style-name="Literal">----- --------------------------------------------------------------------------</text:p>
      <text:p text:style-name="Literal">EFF <text:s text:c="2"/>A historical table type with effective/audit begin/end timestamps and</text:p>
      <text:p text:style-name="Literal"><text:s text:c="6"/>begin/end user recording</text:p>
      <text:p text:style-name="Literal">LOG <text:s text:c="2"/>An audit table type with audit only begin/end timestamps and begin/end</text:p>
      <text:p text:style-name="Literal"><text:s text:c="6"/>user recording</text:p>
      <text:p text:style-name="Literal">NON <text:s text:c="2"/>A none or nothing table type without begin/end timestamps or begin/end</text:p>
      <text:p text:style-name="Literal"><text:s text:c="6"/>user recording</text:p>
      <text:p text:style-name="Literal"/>
      <text:p text:style-name="Literal"/>
      <text:p text:style-name="Literal"><text:s text:c="7"/>SEQ NAME <text:s text:c="11"/>TYP</text:p>
      <text:p text:style-name="Literal">---------- --------------- ---</text:p>
      <text:p text:style-name="Literal"><text:s text:c="8"/>10 dept <text:s text:c="11"/>LOG</text:p>
      <text:p text:style-name="Literal"><text:s text:c="8"/>20 emp <text:s text:c="12"/>EFF</text:p>
      <text:p text:style-name="Standard"/>
      <text:p text:style-name="Standard"><text:s/>For any table configured in DTGen, one of these 3 table types must be selected. <text:s/>In the "basics" demonstration, "NON" was set as the table type for both tables. <text:s/>This demonstration shows the use of LOG and EFF table types. <text:s/>An example of when to use LOG versus EFF is also represented with these tables. <text:s/>The DEPT table holds department information, which is slow moving (doesn't change often or rapidly) and is generally known well in advance of any changes to the applicaiton data (i.e. Adding a new department). <text:s/>Constrast the employee information, which can be fast moving and needs to be recorded as occuring at a specific time (effectivity) in addition to simple audit recording.</text:p>
      <text:p text:style-name="Standard"/>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There are no records for a department with a DEPTNO of "50".</text:p>
      <text:p text:style-name="Standard"/>
      <text:p text:style-name="Literal">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4</text:p>
      <text:p text:style-name="Literal"/>
      <text:p text:style-name="Literal"><text:soft-page-break/>1 row selected.</text:p>
      <text:p text:style-name="Literal"/>
      <text:p text:style-name="Literal">SQL&gt; insert into dept_act (deptno, dname, loc)</text:p>
      <text:p text:style-name="Literal"><text:s text:c="2"/>2 <text:s text:c="3"/>values (50, 'NEW_DEPT', 'LZ');</text:p>
      <text:p text:style-name="Literal"/>
      <text:p text:style-name="Literal">1 row cre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Z <text:s/>USER1 <text:s text:c="6"/>17-APR-12 04.35.54</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After setting the util.set_usr, the time is reported and a DEPT record is created. <text:s/>The last 2 queries above show that a DEPT_ACT record was created by the util.set_usr value at the current time, and here are no DEPT_AUD records.</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5</text:p>
      <text:p text:style-name="Literal"/>
      <text:p text:style-name="Literal">1 row selected.</text:p>
      <text:p text:style-name="Literal"/>
      <text:p text:style-name="Literal">SQL&gt; update dept_act</text:p>
      <text:p text:style-name="Literal"><text:s text:c="2"/>2 <text:s text:c="3"/>set <text:s/>loc = 'LA'</text:p>
      <text:p text:style-name="Literal"><text:s text:c="2"/>3 <text:s text:c="2"/>where deptno = 50;</text:p>
      <text:p text:style-name="Literal"/>
      <text:p text:style-name="Literal">1 row upd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A <text:s/>USER2 <text:s text:c="6"/>17-APR-12 04.35.55</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
      <text:p text:style-name="Literal">1 row selected.</text:p>
      <text:p text:style-name="Standard"/>
      <text:p text:style-name="Standard">In the sequence above, the DBMS_LOCK.SLEEP function is used to elapse one second before <text:soft-page-break/>running the update with a different util.set_usr. <text:s/>The last 2 queries above show one record in each DEPT_ACT and DEPT_AUD. <text:s/>The DEPT_AUD record is the previous DEPT_ACT record. <text:s/>Also, the DEPT_AUD record has a matching AUD_END_DTM to the AUD_BEG_DTM of the new DEPT_ACT record. <text:s/>Notice that USER2 is recorded as the AUD_END_USR in DEPT_AUD and the AUD_BEG_USR in DEPT_AC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3');</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6</text:p>
      <text:p text:style-name="Literal"/>
      <text:p text:style-name="Literal">1 row selected.</text:p>
      <text:p text:style-name="Literal"/>
      <text:p text:style-name="Literal">SQL&gt; delete from dept_act where deptno = 50;</text:p>
      <text:p text:style-name="Literal"/>
      <text:p text:style-name="Literal">1 row dele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text:s text:c="2"/>5 <text:s text:c="2"/>50 LA <text:s/>USER2 <text:s text:c="6"/>17-APR-12 04.35.55 USER3 <text:s text:c="6"/>17-APR-12 04.35.56</text:p>
      <text:p text:style-name="Literal"/>
      <text:p text:style-name="Literal">2 rows selected.</text:p>
      <text:p text:style-name="Standard"/>
      <text:p text:style-name="Standard">In the sequence above, a delete is run on DEPT_ACT, resulting in no DEPT_ACT records and 2 DEPT_AUD records. <text:s/>This functionality works the same for the DEPT_DML API calls.</text:p>
      <text:p text:style-name="Standard"/>
      <text:p text:style-name="Standard">Below, the same set of processes will be repeated for an employee record.</text:p>
      <text:p text:style-name="Standard"/>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Literal"/>
      <text:p text:style-name="Literal">SQL&gt; </text:p>
      <text:p text:style-name="Literal">SQL&gt; execute util.set_usr('USER1');</text:p>
      <text:p text:style-name="Literal"/>
      <text:p text:style-name="Literal">PL/SQL procedure successfully completed.</text:p>
      <text:p text:style-name="Literal"/>
      <text:p text:style-name="Literal"><text:soft-page-break/>SQL&gt; select systimestamp from dual;</text:p>
      <text:p text:style-name="Literal"/>
      <text:p text:style-name="Literal">SYSTIMESTAMP</text:p>
      <text:p text:style-name="Literal">------------------</text:p>
      <text:p text:style-name="Literal">17-APR-12 08.25.17</text:p>
      <text:p text:style-name="Literal"/>
      <text:p text:style-name="Literal">1 row selected.</text:p>
      <text:p text:style-name="Literal"/>
      <text:p text:style-name="Literal">SQL&gt; insert into emp_act (empno, ename, job, hiredate, sal, dept_nk1,</text:p>
      <text:p text:style-name="Literal"><text:s text:c="2"/>2 <text:s/><text:tab/> <text:s/>eff_beg_dtm)</text:p>
      <text:p text:style-name="Literal"><text:s text:c="2"/>3 <text:s text:c="3"/>values (9999, 'NEW_EMP', 'CLERK', sysdate, 100, 40,</text:p>
      <text:p text:style-name="Literal"><text:s text:c="2"/>4 <text:s/><text:tab/> <text:s/>to_timestamp('1983-6-1 11', 'YYYY-MM-DD HH24'));</text:p>
      <text:p text:style-name="Literal"/>
      <text:p text:style-name="Literal">1 row cre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NEW_EMP <text:s text:c="2"/>01 11:00:00 USER1 17 20:25:17</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Standard"/>
      <text:p text:style-name="Standard">Notice that the EMP_ACT active view has the EFF_BEG_DTM column that DEPT_ACT does not. <text:s/>This is a key difference between EFF and LOG. <text:s/>This additional effectivity column allows a date/time in the past to be entered and referenced as the effective time an event occured. <text:s/>Otherwise, the LOG table only records when an event was entered, as the AUD_BEG_DTM is acquired from the system clock and cannot be entered.</text:p>
      <text:p text:style-name="Standard"/>
      <text:p text:style-name="Standard">The first 2 queries show there are no EMP_ACT records with an EMPNO of 9999. <text:s/>After the user is set and the time is queried, a record is inserted into the EMP_ACT active view with an effectivity date/time of June 1<text:span text:style-name="T2">st</text:span>, 1983 at 11am. <text:s/>The record is returned from the EMP_ACT query and no records are returned from EMP_HIS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8</text:p>
      <text:p text:style-name="Literal"/>
      <text:p text:style-name="Literal">1 row selected.</text:p>
      <text:p text:style-name="Literal"/>
      <text:p text:style-name="Literal">SQL&gt; update emp_act</text:p>
      <text:p text:style-name="Literal"><text:s text:c="2"/>2 <text:s text:c="3"/>set <text:s/>ename = 'UPD_EMP',</text:p>
      <text:p text:style-name="Literal"><text:s text:c="2"/>3 <text:s/><text:tab/> <text:s text:c="3"/>eff_beg_dtm = to_timestamp('1983-6-2 12', 'YYYY-MM-DD HH24')</text:p>
      <text:p text:style-name="Literal"><text:s text:c="2"/>4 <text:s text:c="2"/>where empno = 9999;</text:p>
      <text:p text:style-name="Literal"/>
      <text:p text:style-name="Literal">1 row updated.</text:p>
      <text:p text:style-name="Literal"/>
      <text:p text:style-name="Literal">SQL&gt; </text:p>
      <text:p text:style-name="Literal"><text:soft-page-break/>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UPD_EMP <text:s text:c="2"/>02 12:00:00 USER2 17 20:25:18</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
      <text:p text:style-name="Literal">1 row selected.</text:p>
      <text:p text:style-name="Standard"/>
      <text:p text:style-name="Standard">Again, the user is set and the time is queried. An update is issued against the active view with an effectivity date/time of June 2<text:span text:style-name="T2">nd</text:span>, 1983 at 12pm. <text:s/>Each of the last 2 queries return 1 record showing the effectivity that was entered. <text:s/>AUD_BEG_DTM and AUD_END_DTM will always have the current date/time as these values are not allowed to be entered.</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9</text:p>
      <text:p text:style-name="Literal"/>
      <text:p text:style-name="Literal">1 row selected.</text:p>
      <text:p text:style-name="Literal"/>
      <text:p text:style-name="Literal">SQL&gt; declare</text:p>
      <text:p text:style-name="Literal"><text:s text:c="2"/>2 <text:s/><text:tab/>eff_end_dtm <text:s/>timestamp with local time zone;</text:p>
      <text:p text:style-name="Literal"><text:s text:c="2"/>3 <text:s/><text:tab/>emp_id<text:tab/> <text:s text:c="4"/>number;</text:p>
      <text:p text:style-name="Literal"><text:s text:c="2"/>4 <text:s/>begin</text:p>
      <text:p text:style-name="Literal"><text:s text:c="2"/>5 <text:s/><text:tab/>util.set_usr('USER3');</text:p>
      <text:p text:style-name="Literal"><text:s text:c="2"/>6 <text:s/><text:tab/>select id into emp_id</text:p>
      <text:p text:style-name="Literal"><text:s text:c="2"/>7 <text:s/><text:tab/> <text:s/>from emp_act where empno = 9999;</text:p>
      <text:p text:style-name="Literal"><text:s text:c="2"/>8 <text:s/><text:tab/>eff_end_dtm := to_timestamp('1983-6-3 13', 'YYYY-MM-DD HH24');</text:p>
      <text:p text:style-name="Literal"><text:s text:c="2"/>9 <text:s/><text:tab/>emp_dml.del(emp_id, eff_end_dtm);</text:p>
      <text:p text:style-name="Literal"><text:s/>10 <text:s/>end;</text:p>
      <text:p text:style-name="Literal"><text:s/>11 <text:s/>/</text:p>
      <text:p text:style-name="Literal"/>
      <text:p text:style-name="Literal">PL/SQL procedure successfully comple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text:s/>22 <text:s/>9999 UPD_EMP <text:s text:c="2"/>02 12:00:00 USER2 17 20:25:18 03 13:00:00 USER3 17 20:25:19</text:p>
      <text:p text:style-name="Literal"/>
      <text:p text:style-name="Literal"><text:soft-page-break/>2 rows selected.</text:p>
      <text:p text:style-name="Literal"/>
      <text:p text:style-name="Literal">SQL&gt; </text:p>
      <text:p text:style-name="Literal">SQL&gt; rollback;</text:p>
      <text:p text:style-name="Literal"/>
      <text:p text:style-name="Literal">Rollback complete.</text:p>
      <text:p text:style-name="Standard"/>
      <text:p text:style-name="Standard">Notice the EMP_DML.DEL procedure was used to delete the record using an effectivity date/time of June 3<text:span text:style-name="T2">rd</text:span>, 1983 at 1pm. <text:s/>The DML package API is the only way to enter an EFF_END_DTM during a delete. <text:s/>There is no corresponding functionality available using the EMP_ACT active view. <text:s/>Otherwise, the EMP_DML.INS and EMP_DML_UPD procedures work the same as insert and delete SQL on the EMP_ACT active view.</text:p>
      <text:p text:style-name="Standard"/>
      <text:h text:style-name="Heading_20_1" text:outline-level="1">Exercise #3: Point-in-Time ASOF Views</text:h>
      <text:h text:style-name="Heading_20_3" text:outline-level="3">Command Line:</text:h>
      <text:p text:style-name="Literal">sqlplus /nolog @e3</text:p>
      <text:p text:style-name="Standard"/>
      <text:p text:style-name="P2">Exercise #3 does not modify the database. <text:s/>This exercise can be repeated without problem.</text:p>
      <text:p text:style-name="P2"/>
      <text:p text:style-name="Standard">In this exercise, indexes on foreign keys and natural keys are explored. <text:s/>Following is a query of the DTGen setup used to generate this application</text:p>
      <text:p text:style-name="Standard"/>
      <text:p text:style-name="Literal">SQL&gt; </text:p>
      <text:p text:style-name="Literal">SQL&gt; execute util.set_asof_dtm(to_timestamp('1981-06-01', 'YYYY-MM-DD'))</text:p>
      <text:p text:style-name="Literal"/>
      <text:p text:style-name="Literal">PL/SQL procedure successfully completed.</text:p>
      <text:p text:style-name="Literal"/>
      <text:p text:style-name="Literal">SQL&gt; </text:p>
      <text:p text:style-name="Literal">SQL&gt; select id, empno, ename, job, mgr_emp_nk1, hiredate,</text:p>
      <text:p text:style-name="Literal"><text:s text:c="2"/>2 <text:s/><text:tab/> <text:s text:c="3"/>sal, dept_nk1, aud_beg_usr, aud_beg_dtm</text:p>
      <text:p text:style-name="Literal"><text:s text:c="2"/>3 <text:s text:c="2"/>from <text:s/>emp_asof</text:p>
      <text:p text:style-name="Literal"><text:s text:c="2"/>4 <text:s text:c="2"/>order by empno;</text:p>
      <text:p text:style-name="Literal"/>
      <text:p text:style-name="Literal"><text:s/>ID EMPNO ENAME <text:s text:c="3"/>JOB <text:s text:c="7"/>MGR_ HIREDATE <text:s text:c="3"/>SAL DEPT AUD_BEG_USR AUD_BEG_DTM</text:p>
      <text:p text:style-name="Literal">--- ----- -------- --------- ----- --------- ----- ---- ----------- ------------</text:p>
      <text:p text:style-name="Literal"><text:s text:c="2"/>1 <text:s/>7301 ELLISON <text:s/>PRESIDENT <text:s text:c="6"/>02-NOV-80 <text:s/>4000 <text:s text:c="2"/>10 DAVIS <text:s text:c="6"/>31-OCT-80 12</text:p>
      <text:p text:style-name="Literal"><text:s text:c="2"/>2 <text:s/>7344 DAVIS <text:s text:c="3"/>CLERK <text:s text:c="5"/>7301 16-NOV-80 <text:s/>1400 <text:s text:c="2"/>10 DAVIS <text:s text:c="6"/>15-NOV-80 12</text:p>
      <text:p text:style-name="Literal"><text:s text:c="2"/>3 <text:s/>7369 THOMPSON CLERK <text:s text:c="5"/>7301 17-DEC-80 <text:s text:c="2"/>800 <text:s text:c="2"/>10 DAVIS <text:s text:c="6"/>18-DEC-80 12</text:p>
      <text:p text:style-name="Literal"><text:s text:c="2"/>4 <text:s/>7499 ALLEN <text:s text:c="3"/>SALESMAN <text:s text:c="2"/>7698 20-FEB-81 <text:s/>1600 <text:s text:c="2"/>30 THOMPSON <text:s text:c="3"/>15-MAY-81 12</text:p>
      <text:p text:style-name="Literal"><text:s text:c="2"/>5 <text:s/>7521 WARD <text:s text:c="4"/>SALESMAN <text:s text:c="2"/>7698 22-FEB-81 <text:s/>1250 <text:s text:c="2"/>30 THOMPSON <text:s text:c="3"/>16-MAY-81 12</text:p>
      <text:p text:style-name="Literal"><text:s text:c="2"/>6 <text:s/>7566 JONES <text:s text:c="3"/>MANAGER <text:s text:c="3"/>7301 02-APR-81 <text:s/>2975 <text:s text:c="2"/>20 THOMPSON <text:s text:c="3"/>31-MAR-81 12</text:p>
      <text:p text:style-name="Literal"><text:s text:c="2"/>8 <text:s/>7698 BLAKE <text:s text:c="3"/>MANAGER <text:s text:c="3"/>7301 01-MAY-81 <text:s/>2850 <text:s text:c="2"/>30 THOMPSON <text:s text:c="3"/>30-APR-81 12</text:p>
      <text:p text:style-name="Literal"/>
      <text:p text:style-name="Literal">7 rows selected.</text:p>
      <text:p text:style-name="Literal"/>
      <text:p text:style-name="Literal">SQL&gt; </text:p>
      <text:p text:style-name="Literal">SQL&gt; execute util.set_asof_dtm(to_timestamp('1981-09-01', 'YYYY-MM-DD'))</text:p>
      <text:p text:style-name="Literal"/>
      <text:p text:style-name="Literal">PL/SQL procedure successfully completed.</text:p>
      <text:p text:style-name="Literal"/>
      <text:p text:style-name="Literal">SQL&gt; </text:p>
      <text:p text:style-name="Literal">SQL&gt; select id, empno, ename, job, mgr_emp_nk1, hiredate,</text:p>
      <text:p text:style-name="Literal"><text:s text:c="2"/>2 <text:s/><text:tab/> <text:s text:c="3"/>sal, dept_nk1, aud_beg_usr, aud_beg_dtm</text:p>
      <text:p text:style-name="Literal"><text:s text:c="2"/>3 <text:s text:c="2"/>from <text:s/>emp_asof</text:p>
      <text:p text:style-name="Literal"><text:s text:c="2"/>4 <text:s text:c="2"/>order by empno;</text:p>
      <text:p text:style-name="Literal"/>
      <text:p text:style-name="Literal"><text:s/>ID EMPNO ENAME <text:s text:c="3"/>JOB <text:s text:c="7"/>MGR_ HIREDATE <text:s text:c="3"/>SAL DEPT AUD_BEG_USR AUD_BEG_DTM</text:p>
      <text:p text:style-name="Literal">--- ----- -------- --------- ----- --------- ----- ---- ----------- ------------</text:p>
      <text:p text:style-name="Literal"><text:s text:c="2"/>2 <text:s/>7344 DAVIS <text:s text:c="3"/>CLERK <text:s text:c="5"/>7840 16-NOV-80 <text:s/>1400 <text:s text:c="2"/>10 SMITH <text:s text:c="6"/>21-AUG-81 12</text:p>
      <text:p text:style-name="Literal"><text:s text:c="2"/>3 <text:s/>7369 SMITH <text:s text:c="3"/>CLERK <text:s text:c="5"/>7840 17-DEC-80 <text:s text:c="2"/>800 <text:s text:c="2"/>10 SMITH <text:s text:c="6"/>23-AUG-81 12</text:p>
      <text:p text:style-name="Literal"><text:s text:c="2"/>3 <text:s/>7369 THOMPSON CLERK <text:s text:c="10"/>17-DEC-80 <text:s text:c="2"/>800 <text:s text:c="2"/>10 DAVIS <text:s text:c="6"/>18-DEC-80 12</text:p>
      <text:p text:style-name="Literal"><text:s text:c="2"/>4 <text:s/>7499 ALLEN <text:s text:c="3"/>SALESMAN <text:s text:c="2"/>7698 20-FEB-81 <text:s/>1600 <text:s text:c="2"/>30 THOMPSON <text:s text:c="3"/>15-MAY-81 12</text:p>
      <text:p text:style-name="Literal"><text:s text:c="2"/>5 <text:s/>7521 WARD <text:s text:c="4"/>SALESMAN <text:s text:c="2"/>7698 22-FEB-81 <text:s/>1250 <text:s text:c="2"/>30 THOMPSON <text:s text:c="3"/>16-MAY-81 12</text:p>
      <text:p text:style-name="Literal"><text:s text:c="2"/>6 <text:s/>7566 JONES <text:s text:c="3"/>MANAGER <text:s text:c="3"/>7840 02-APR-81 <text:s/>2975 <text:s text:c="2"/>20 THOMPSON <text:s text:c="3"/>20-AUG-81 12</text:p>
      <text:p text:style-name="Literal"><text:soft-page-break/><text:s text:c="2"/>8 <text:s/>7698 BLAKE <text:s text:c="3"/>MANAGER <text:s text:c="3"/>7840 01-MAY-81 <text:s/>2850 <text:s text:c="2"/>30 SMITH <text:s text:c="6"/>22-AUG-81 12</text:p>
      <text:p text:style-name="Literal"><text:s text:c="2"/>9 <text:s/>7782 CLARK <text:s text:c="3"/>MANAGER <text:s text:c="3"/>7840 09-JUN-81 <text:s/>2450 <text:s text:c="2"/>10 SMITH <text:s text:c="6"/>21-AUG-81 12</text:p>
      <text:p text:style-name="Literal"><text:s/>10 <text:s/>7788 SCOTT <text:s text:c="3"/>ANALYST <text:s text:c="3"/>7566 12-JUN-81 <text:s/>3000 <text:s text:c="2"/>20 THOMPSON <text:s text:c="3"/>09-JUN-81 12</text:p>
      <text:p text:style-name="Literal"><text:s/>12 <text:s/>7840 LANE <text:s text:c="4"/>PRESIDENT <text:s text:c="6"/>14-AUG-81 <text:s/>6000 <text:s text:c="2"/>10 THOMPSON <text:s text:c="3"/>12-AUG-81 12</text:p>
      <text:p text:style-name="Literal"/>
      <text:p text:style-name="Literal">10 rows selected.</text:p>
      <text:p text:style-name="Literal"/>
      <text:p text:style-name="Literal">SQL&gt; </text:p>
      <text:p text:style-name="Literal">SQL&gt; execute util.set_asof_dtm(to_timestamp('1982-01-01', 'YYYY-MM-DD'))</text:p>
      <text:p text:style-name="Literal"/>
      <text:p text:style-name="Literal">PL/SQL procedure successfully completed.</text:p>
      <text:p text:style-name="Literal"/>
      <text:p text:style-name="Literal">SQL&gt; </text:p>
      <text:p text:style-name="Literal">SQL&gt; select id, empno, ename, job, mgr_emp_nk1, hiredate,</text:p>
      <text:p text:style-name="Literal"><text:s text:c="2"/>2 <text:s/><text:tab/> <text:s text:c="3"/>sal, dept_nk1, aud_beg_usr, aud_beg_dtm</text:p>
      <text:p text:style-name="Literal"><text:s text:c="2"/>3 <text:s text:c="2"/>from <text:s/>emp_asof</text:p>
      <text:p text:style-name="Literal"><text:s text:c="2"/>4 <text:s text:c="2"/>order by empno;</text:p>
      <text:p text:style-name="Literal"/>
      <text:p text:style-name="Literal"><text:s/>ID EMPNO ENAME <text:s text:c="3"/>JOB <text:s text:c="7"/>MGR_ HIREDATE <text:s text:c="3"/>SAL DEPT AUD_BEG_USR AUD_BEG_DTM</text:p>
      <text:p text:style-name="Literal">--- ----- -------- --------- ----- --------- ----- ---- ----------- ------------</text:p>
      <text:p text:style-name="Literal"><text:s text:c="2"/>3 <text:s/>7369 SMITH <text:s text:c="3"/>CLERK <text:s text:c="5"/>7839 17-DEC-80 <text:s text:c="2"/>800 <text:s text:c="2"/>10 SMITH <text:s text:c="6"/>29-NOV-81 12</text:p>
      <text:p text:style-name="Literal"><text:s text:c="2"/>3 <text:s/>7369 THOMPSON CLERK <text:s text:c="10"/>17-DEC-80 <text:s text:c="2"/>800 <text:s text:c="2"/>10 DAVIS <text:s text:c="6"/>18-DEC-80 12</text:p>
      <text:p text:style-name="Literal"><text:s text:c="2"/>4 <text:s/>7499 ALLEN <text:s text:c="3"/>SALESMAN <text:s text:c="2"/>7698 20-FEB-81 <text:s/>1600 <text:s text:c="2"/>30 THOMPSON <text:s text:c="3"/>15-MAY-81 12</text:p>
      <text:p text:style-name="Literal"><text:s text:c="2"/>5 <text:s/>7521 WARD <text:s text:c="4"/>SALESMAN <text:s text:c="2"/>7698 22-FEB-81 <text:s/>1250 <text:s text:c="2"/>30 THOMPSON <text:s text:c="3"/>16-MAY-81 12</text:p>
      <text:p text:style-name="Literal"><text:s text:c="2"/>6 <text:s/>7566 JONES <text:s text:c="3"/>MANAGER <text:s text:c="3"/>7839 02-APR-81 <text:s/>2975 <text:s text:c="2"/>20 SMITH <text:s text:c="6"/>01-DEC-81 12</text:p>
      <text:p text:style-name="Literal"><text:s/>14 <text:s/>7654 MARTIN <text:s text:c="2"/>SALESMAN <text:s text:c="2"/>7698 28-SEP-81 <text:s/>1250 <text:s text:c="2"/>30 SMITH <text:s text:c="6"/>28-SEP-81 12</text:p>
      <text:p text:style-name="Literal"><text:s text:c="2"/>8 <text:s/>7698 BLAKE <text:s text:c="3"/>MANAGER <text:s text:c="3"/>7839 01-MAY-81 <text:s/>2850 <text:s text:c="2"/>30 SMITH <text:s text:c="6"/>27-NOV-81 12</text:p>
      <text:p text:style-name="Literal"><text:s text:c="2"/>9 <text:s/>7782 CLARK <text:s text:c="3"/>MANAGER <text:s text:c="3"/>7839 09-JUN-81 <text:s/>2450 <text:s text:c="2"/>10 SMITH <text:s text:c="6"/>26-NOV-81 12</text:p>
      <text:p text:style-name="Literal"><text:s/>10 <text:s/>7788 SCOTT <text:s text:c="3"/>ANALYST <text:s text:c="3"/>7566 12-JUN-81 <text:s/>3000 <text:s text:c="2"/>20 THOMPSON <text:s text:c="3"/>09-JUN-81 12</text:p>
      <text:p text:style-name="Literal"><text:s/>15 <text:s/>7839 KING <text:s text:c="4"/>PRESIDENT <text:s text:c="6"/>17-NOV-81 <text:s/>5000 <text:s text:c="2"/>10 SMITH <text:s text:c="6"/>19-NOV-81 12</text:p>
      <text:p text:style-name="Literal"><text:s/>13 <text:s/>7844 TURNER <text:s text:c="2"/>SALESMAN <text:s text:c="2"/>7698 08-SEP-81 <text:s/>1500 <text:s text:c="2"/>30 SMITH <text:s text:c="6"/>09-SEP-81 12</text:p>
      <text:p text:style-name="Literal"/>
      <text:p text:style-name="Literal"><text:s/>ID EMPNO ENAME <text:s text:c="3"/>JOB <text:s text:c="7"/>MGR_ HIREDATE <text:s text:c="3"/>SAL DEPT AUD_BEG_USR AUD_BEG_DTM</text:p>
      <text:p text:style-name="Literal">--- ----- -------- --------- ----- --------- ----- ---- ----------- ------------</text:p>
      <text:p text:style-name="Literal"><text:s/>16 <text:s/>7876 ADAMS <text:s text:c="3"/>CLERK <text:s text:c="5"/>7566 22-NOV-81 <text:s/>1100 <text:s text:c="2"/>20 SMITH <text:s text:c="6"/>22-NOV-81 12</text:p>
      <text:p text:style-name="Literal"><text:s/>17 <text:s/>7900 JAMES <text:s text:c="3"/>CLERK <text:s text:c="5"/>7698 03-DEC-81 <text:s text:c="2"/>950 <text:s text:c="2"/>30 SMITH <text:s text:c="6"/>04-DEC-81 12</text:p>
      <text:p text:style-name="Literal"><text:s/>18 <text:s/>7902 FORD <text:s text:c="4"/>ANALYST <text:s text:c="3"/>7566 03-DEC-81 <text:s/>3000 <text:s text:c="2"/>20 SMITH <text:s text:c="6"/>05-DEC-81 12</text:p>
      <text:p text:style-name="Literal"/>
      <text:p text:style-name="Literal">14 rows selected.</text:p>
      <text:h text:style-name="Heading_20_1" text:outline-level="1">Exercise #4: Audited POP Functions</text:h>
      <text:h text:style-name="Heading_20_3" text:outline-level="3">Command Line:</text:h>
      <text:p text:style-name="Literal">sqlplus /nolog @e4</text:p>
      <text:p text:style-name="Standard"/>
      <text:p text:style-name="P2">Exercise #4 modifies the database. <text:s/>The "drop_demo_users.sql", "create_demo_users.sql", and "e1.sql" scripts must be used to reset the database before re-running this exercise.</text:p>
      <text:p text:style-name="P2"/>
      <text:p text:style-name="Standard">Each table defined in DTGen is generated with a corresponding "active view". <text:s/>The DEPT and EMP tables have an active view called "DEPT_ACT" and "EMP_ACT", respectively. <text:s/>In most cases, these views should be used for all DML (Data</text:p>
      <text:p text:style-name="Standard"/>
      <text:h text:style-name="Heading_20_1" text:outline-level="1">Exercise #5: Comprehensive OMNI Views</text:h>
      <text:h text:style-name="Heading_20_3" text:outline-level="3">Command Line:</text:h>
      <text:p text:style-name="Literal">sqlplus /nolog @e5</text:p>
      <text:p text:style-name="Standard"/>
      <text:p text:style-name="P2">Exercise #5 does not modify the database. <text:s/>This exercise can be repeated without problem.</text:p>
      <text:p text:style-name="P2"/>
      <text:p text:style-name="Standard">The EMP table has a self-referencing foreign key. <text:s/>It is the relationship between employees and managers. <text:s/>Since managers are also employees, they have managers as well, with the exception of <text:soft-page-break/>the PRESIDENT. <text:s/>This self-referencing foreig</text:p>
      <text:p text:style-name="Standard"/>
      <text:h text:style-name="Heading_20_1" text:outline-level="1">Exercise #6: Transportable ASOF Data</text:h>
      <text:h text:style-name="Heading_20_3" text:outline-level="3">Command Line:</text:h>
      <text:p text:style-name="Literal">sqlplus /nolog @e6</text:p>
      <text:p text:style-name="Standard"/>
      <text:p text:style-name="P2">Exercise #6 does not modify the database. <text:s/>This exercise can be repeated without problem.</text:p>
      <text:p text:style-name="P2"/>
      <text:p text:style-name="Standard">Unlike the original demobld.sql, this demonstration includes built in domain checking on the JOB column in the EMP table. <text:s/>The configuration of DTGen included a domain specification for all possible company jobs. <text:s/>Unlike a foreign key table, a domain is embedded into the error checking </text:p>
      <text:p text:style-name="Standard"/>
      <text:p text:style-name="Standard">Oracle introduced a mechanism to hold rollback entries for use by "flashback" queries to provide data as it was at some previous point in time. <text:s/>Since the source of this data is the rollback segments, transporting this data has limitations. <text:s/>DTGen provides a schema based approach to retrieving data at some previous point in time. <text:s/>The data in the Dtgen generated schema are more easily transported to different databases and servers than the rollback segment data. <text:s/>The loading of data for this demonstration demonstrates some of the capability of transporting historical data. <text:s/>These exercises would not have been more difficult and abstract using Oracle's rollback segment data.</text:p>
      <text:p text:style-name="Standard"/>
      <text:p text:style-name="Standard"><text:s text:c="2"/>Additionally, it is impossible to edit historical mistakes in the rollback segmen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l" style:family="paragraph">
      <style:paragraph-properties fo:margin-left="0.2402in" fo:margin-right="0.2402in" fo:text-indent="0in" style:auto-text-indent="false"/>
      <style:text-properties style:font-name="Courier New" fo:font-size="8pt" fo:language="en" fo:country="U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1H22S</meta:editing-duration>
    <meta:editing-cycles>149</meta:editing-cycles>
    <meta:generator>OpenOffice.org/3.3$Win32 OpenOffice.org_project/330m20$Build-9567</meta:generator>
    <dc:date>2012-04-17T21:29:43.50</dc:date>
    <dc:creator>Duane Dieterich</dc:creator>
    <meta:document-statistic meta:table-count="0" meta:image-count="0" meta:object-count="0" meta:page-count="12" meta:paragraph-count="486" meta:word-count="3808" meta:character-count="28151"/>
    <meta:user-defined meta:name="Info 1"/>
    <meta:user-defined meta:name="Info 2"/>
    <meta:user-defined meta:name="Info 3"/>
    <meta:user-defined meta:name="Info 4"/>
  </office:meta>
</office:document-meta>
</file>